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>
      <style:text-properties style:text-underline-style="none" officeooo:rsid="000e4451" officeooo:paragraph-rsid="000e4451"/>
    </style:style>
    <style:style style:name="P3" style:family="paragraph" style:parent-style-name="Standard">
      <style:text-properties style:text-underline-style="none" officeooo:rsid="000e62fe" officeooo:paragraph-rsid="000e62fe"/>
    </style:style>
    <style:style style:name="P4" style:family="paragraph" style:parent-style-name="Standard">
      <style:text-properties style:text-underline-style="none" officeooo:rsid="000e62fe" officeooo:paragraph-rsid="0010527b"/>
    </style:style>
    <style:style style:name="P5" style:family="paragraph" style:parent-style-name="Standard">
      <style:text-properties style:text-underline-style="none" officeooo:rsid="001328f5" officeooo:paragraph-rsid="001328f5"/>
    </style:style>
    <style:style style:name="P6" style:family="paragraph" style:parent-style-name="Standard" style:list-style-name="L1">
      <style:text-properties style:text-underline-style="none" officeooo:rsid="000b6823" officeooo:paragraph-rsid="000b6823"/>
    </style:style>
    <style:style style:name="P7" style:family="paragraph" style:parent-style-name="Standard" style:list-style-name="L1">
      <style:text-properties style:text-underline-style="none" officeooo:rsid="000c9df0" officeooo:paragraph-rsid="000c4d1e"/>
    </style:style>
    <style:style style:name="P8" style:family="paragraph" style:parent-style-name="Standard" style:list-style-name="L1">
      <style:text-properties style:text-underline-style="none" officeooo:rsid="000cf3d8" officeooo:paragraph-rsid="000cf3d8"/>
    </style:style>
    <style:style style:name="P9" style:family="paragraph" style:parent-style-name="Standard" style:list-style-name="L1">
      <style:text-properties style:text-underline-style="none" officeooo:rsid="000d7cca" officeooo:paragraph-rsid="000d7cca"/>
    </style:style>
    <style:style style:name="P10" style:family="paragraph" style:parent-style-name="Standard" style:list-style-name="L1">
      <style:text-properties style:text-underline-style="none" officeooo:rsid="000e4451" officeooo:paragraph-rsid="000e4451"/>
    </style:style>
    <style:style style:name="P11" style:family="paragraph" style:parent-style-name="Standard" style:list-style-name="L2">
      <style:text-properties style:text-underline-style="none" officeooo:rsid="000e62fe" officeooo:paragraph-rsid="000e62fe"/>
    </style:style>
    <style:style style:name="P12" style:family="paragraph" style:parent-style-name="Standard" style:list-style-name="L2">
      <style:text-properties style:text-underline-style="none" officeooo:rsid="000e62fe" officeooo:paragraph-rsid="0012262d"/>
    </style:style>
    <style:style style:name="P13" style:family="paragraph" style:parent-style-name="Standard" style:list-style-name="L3">
      <style:text-properties style:text-underline-style="none" officeooo:rsid="000e62fe" officeooo:paragraph-rsid="000e888f"/>
    </style:style>
    <style:style style:name="P14" style:family="paragraph" style:parent-style-name="Standard" style:list-style-name="L3">
      <style:text-properties style:text-underline-style="none" officeooo:rsid="000e62fe" officeooo:paragraph-rsid="000e62fe"/>
    </style:style>
    <style:style style:name="P15" style:family="paragraph" style:parent-style-name="Standard" style:list-style-name="L3">
      <style:text-properties style:text-underline-style="none" officeooo:rsid="000e62fe" officeooo:paragraph-rsid="00154ac0"/>
    </style:style>
    <style:style style:name="P16" style:family="paragraph" style:parent-style-name="Standard" style:list-style-name="L3">
      <style:text-properties style:text-underline-style="none" officeooo:rsid="0010527b" officeooo:paragraph-rsid="0025e643"/>
    </style:style>
    <style:style style:name="P17" style:family="paragraph" style:parent-style-name="Standard" style:list-style-name="L3">
      <style:text-properties style:text-underline-style="none" officeooo:rsid="000fed61" officeooo:paragraph-rsid="000fed61"/>
    </style:style>
    <style:style style:name="P18" style:family="paragraph" style:parent-style-name="Standard" style:list-style-name="L3">
      <style:text-properties style:text-underline-style="none" officeooo:rsid="001328f5" officeooo:paragraph-rsid="001328f5"/>
    </style:style>
    <style:style style:name="P19" style:family="paragraph" style:parent-style-name="Standard" style:list-style-name="L3">
      <style:text-properties style:text-underline-style="none" officeooo:rsid="001422c8" officeooo:paragraph-rsid="001422c8"/>
    </style:style>
    <style:style style:name="P20" style:family="paragraph" style:parent-style-name="Standard">
      <style:text-properties style:text-underline-style="none" officeooo:rsid="0026f8a5" officeooo:paragraph-rsid="0026f8a5"/>
    </style:style>
    <style:style style:name="P21" style:family="paragraph" style:parent-style-name="Standard" style:list-style-name="L3">
      <style:text-properties officeooo:rsid="0010527b" officeooo:paragraph-rsid="0025e643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paragraph-rsid="000fed61"/>
    </style:style>
    <style:style style:name="P24" style:family="paragraph" style:parent-style-name="Standard" style:list-style-name="L3">
      <style:text-properties officeooo:paragraph-rsid="001422c8"/>
    </style:style>
    <style:style style:name="P25" style:family="paragraph" style:parent-style-name="Standard" style:list-style-name="L3">
      <style:text-properties fo:font-size="12pt" fo:font-weight="normal" officeooo:paragraph-rsid="000fed61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officeooo:rsid="0014d8ed" officeooo:paragraph-rsid="0014d8ed"/>
    </style:style>
    <style:style style:name="P27" style:family="paragraph" style:parent-style-name="Standard" style:list-style-name="L3">
      <style:text-properties officeooo:rsid="0014d8ed" officeooo:paragraph-rsid="00198c09"/>
    </style:style>
    <style:style style:name="P28" style:family="paragraph" style:parent-style-name="Standard" style:list-style-name="L3">
      <style:text-properties officeooo:rsid="00154ac0" officeooo:paragraph-rsid="00154ac0"/>
    </style:style>
    <style:style style:name="P29" style:family="paragraph" style:parent-style-name="Standard" style:list-style-name="L3">
      <style:text-properties officeooo:rsid="00172dc6" officeooo:paragraph-rsid="00172dc6"/>
    </style:style>
    <style:style style:name="P30" style:family="paragraph" style:parent-style-name="Standard" style:list-style-name="L3">
      <style:text-properties officeooo:rsid="00198c09" officeooo:paragraph-rsid="00198c09"/>
    </style:style>
    <style:style style:name="P31" style:family="paragraph" style:parent-style-name="Standard" style:list-style-name="L3">
      <style:text-properties officeooo:rsid="001a03db" officeooo:paragraph-rsid="001a854c"/>
    </style:style>
    <style:style style:name="P32" style:family="paragraph" style:parent-style-name="Standard" style:list-style-name="L3">
      <style:text-properties officeooo:rsid="001afad7" officeooo:paragraph-rsid="001c5179"/>
    </style:style>
    <style:style style:name="P33" style:family="paragraph" style:parent-style-name="Standard" style:list-style-name="L3">
      <style:text-properties officeooo:rsid="001afad7" officeooo:paragraph-rsid="001db4bb"/>
    </style:style>
    <style:style style:name="P34" style:family="paragraph" style:parent-style-name="Standard" style:list-style-name="L3">
      <style:text-properties officeooo:rsid="000e62fe" officeooo:paragraph-rsid="001db4bb"/>
    </style:style>
    <style:style style:name="P35" style:family="paragraph" style:parent-style-name="Standard" style:list-style-name="L3">
      <style:text-properties officeooo:rsid="000e62fe" officeooo:paragraph-rsid="001e694b"/>
    </style:style>
    <style:style style:name="P36" style:family="paragraph" style:parent-style-name="Standard" style:list-style-name="L3">
      <style:text-properties officeooo:rsid="001db4bb" officeooo:paragraph-rsid="001db4bb"/>
    </style:style>
    <style:style style:name="P37" style:family="paragraph" style:parent-style-name="Standard" style:list-style-name="L3">
      <style:text-properties officeooo:rsid="001e694b" officeooo:paragraph-rsid="001e694b"/>
    </style:style>
    <style:style style:name="P38" style:family="paragraph" style:parent-style-name="Standard" style:list-style-name="L3">
      <style:text-properties officeooo:rsid="001ef14c" officeooo:paragraph-rsid="001ef14c"/>
    </style:style>
    <style:style style:name="P39" style:family="paragraph" style:parent-style-name="Standard" style:list-style-name="L3">
      <style:text-properties officeooo:rsid="001f957b" officeooo:paragraph-rsid="001f957b"/>
    </style:style>
    <style:style style:name="P40" style:family="paragraph" style:parent-style-name="Standard" style:list-style-name="L3">
      <style:text-properties officeooo:rsid="00259ce0" officeooo:paragraph-rsid="00259ce0"/>
    </style:style>
    <style:style style:name="P41" style:family="paragraph" style:list-style-name="L3">
      <style:text-properties officeooo:rsid="001ef14c" officeooo:paragraph-rsid="001ef14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62fe"/>
    </style:style>
    <style:style style:name="T3" style:family="text">
      <style:text-properties style:text-underline-style="none" officeooo:rsid="000fed61"/>
    </style:style>
    <style:style style:name="T4" style:family="text">
      <style:text-properties style:text-underline-style="none" officeooo:rsid="001422c8"/>
    </style:style>
    <style:style style:name="T5" style:family="text">
      <style:text-properties fo:font-size="12pt" fo:language="en" fo:country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s" fo:country="ES" fo:font-weight="normal" officeooo:rsid="001422c8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ES" fo:font-weight="normal" officeooo:rsid="0017eeca" style:font-size-asian="12pt" style:font-weight-asian="normal" style:font-size-complex="12pt" style:font-weight-complex="normal"/>
    </style:style>
    <style:style style:name="T9" style:family="text">
      <style:text-properties fo:font-size="12pt" fo:language="es" fo:country="ES" fo:font-weight="normal" officeooo:rsid="001a854c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ES" fo:font-weight="normal" officeooo:rsid="001c5179" style:font-size-asian="12pt" style:font-weight-asian="normal" style:font-size-complex="12pt" style:font-weight-complex="normal"/>
    </style:style>
    <style:style style:name="T11" style:family="text">
      <style:text-properties fo:font-size="12pt" fo:language="es" fo:country="ES" fo:font-weight="normal" officeooo:rsid="0021d896" style:font-size-asian="12pt" style:font-weight-asian="normal" style:font-size-complex="12pt" style:font-weight-complex="normal"/>
    </style:style>
    <style:style style:name="T12" style:family="text">
      <style:text-properties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officeooo:rsid="0010527b"/>
    </style:style>
    <style:style style:name="T14" style:family="text">
      <style:text-properties officeooo:rsid="001411e0"/>
    </style:style>
    <style:style style:name="T15" style:family="text">
      <style:text-properties fo:language="es" fo:country="ES"/>
    </style:style>
    <style:style style:name="T16" style:family="text">
      <style:text-properties officeooo:rsid="00205f52"/>
    </style:style>
    <style:style style:name="T17" style:family="text">
      <style:text-properties officeooo:rsid="0021c9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9009814471281360845" text:style-name="L1">
        <text:list-item>
          <text:p text:style-name="P6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6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7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  <text:list-item>
          <text:p text:style-name="P8">Libro Data Warehousing S. Nagabhushana (reglas de Codd)</text:p>
        </text:list-item>
        <text:list-item>
          <text:p text:style-name="P9"><text:a xlink:type="simple" xlink:href="http://www.gestion.uco.es/gestion/datawarehouse/doc/m_usuario/07000_olap.pdf">http://www.gestion.uco.es/gestion/datawarehouse/doc/m_usuario/07000_olap.pdf</text:a> (nos puede servir para hacer una comparación entre ROLAP y MOLAP)</text:p>
        </text:list-item>
        <text:list-item>
          <text:p text:style-name="P10"><text:a xlink:type="simple" xlink:href="http://blog.databrewery.org/posts/how-to-hierarchies-levels-and-drilling-down.html">http://blog.databrewery.org/posts/how-to-hierarchies-levels-and-drilling-down.html</text:a> (para ver información sobre jerarquías)</text:p>
        </text:list-item>
      </text:list>
      <text:p text:style-name="P2"/>
      <text:p text:style-name="P20">Bibliografía:</text:p>
      <text:p text:style-name="P4"><text:span text:style-name="T17">Para los libros</text:span> Data Warehousing OLAP and DM, Data Mining Concepts, <text:span text:style-name="T13">Models and Techniques, y Hefesto, los</text:span> número<text:span text:style-name="T13">s</text:span> de páginas corresponden a los <text:s/>números de páginas físicas.</text:p>
      <text:p text:style-name="P5">Para el libro OLAP Solutions, los números de páginas NO son físicos.</text:p>
      <text:p text:style-name="P3"/>
      <text:list xml:id="list1013524942136190105" text:style-name="L2">
        <text:list-item>
          <text:p text:style-name="P11">Breve repaso:</text:p>
          <text:list>
            <text:list-item>
              <text:p text:style-name="P11">Data Warehousing OLAP and DM,</text:p>
              <text:list>
                <text:list-item>
                  <text:p text:style-name="P11">WHAT ARE THE TECHNOLOGIES INVOLVED?, pag. 78-79.</text:p>
                </text:list-item>
                <text:list-item>
                  <text:p text:style-name="P11">ADVANTAGES OF DIMENSIONAL MODELING, pag. 174-175.</text:p>
                </text:list-item>
              </text:list>
            </text:list-item>
          </text:list>
        </text:list-item>
        <text:list-item>
          <text:p text:style-name="P12">¿Qué es OLAP?:</text:p>
        </text:list-item>
      </text:list>
      <text:list xml:id="list2400507575744720944" text:style-name="L3">
        <text:list-item>
          <text:list>
            <text:list-item>
              <text:p text:style-name="P13">Data Warehousing OLAP and DM,</text:p>
              <text:list>
                <text:list-item>
                  <text:p text:style-name="P14">WHAT IS OLAP?, pag. 203-205.</text:p>
                </text:list-item>
              </text:list>
            </text:list-item>
            <text:list-item>
              <text:p text:style-name="P21"><text:span text:style-name="T2">Data Mining Concepts, </text:span><text:span text:style-name="T1">Models and Techniques (en definiciones),</text:span></text:p>
              <text:list>
                <text:list-item>
                  <text:p text:style-name="P16">OLAP, pag. 138.</text:p>
                </text:list-item>
              </text:list>
            </text:list-item>
          </text:list>
        </text:list-item>
        <text:list-item>
          <text:p text:style-name="P13">Reglas de CODD:</text:p>
          <text:list>
            <text:list-item>
              <text:p text:style-name="P13">Data Warehousing OLAP and DM,</text:p>
              <text:list>
                <text:list-item>
                  <text:p text:style-name="P14">THE CODD RULES AND FEATURES, pag. 205-209.</text:p>
                </text:list-item>
              </text:list>
            </text:list-item>
          </text:list>
        </text:list-item>
        <text:list-item>
          <text:p text:style-name="P14">Jerarquías: …</text:p>
        </text:list-item>
        <text:list-item>
          <text:p text:style-name="P14">Agregaciones:</text:p>
          <text:list>
            <text:list-item>
              <text:p text:style-name="P14">Data Warehousing OLAP and DM,</text:p>
              <text:list>
                <text:list-item>
                  <text:p text:style-name="P14">AGGREGATES OR SUMMARIES, pag. 171-172.</text:p>
                </text:list-item>
              </text:list>
            </text:list-item>
            <text:list-item>
              <text:p text:style-name="P17">Wikipedia,</text:p>
              <text:list>
                <text:list-item>
                  <text:p text:style-name="P23"><text:span text:style-name="T5">Aggregate (data warehouse): </text:span><text:a xlink:type="simple" xlink:href="http://en.wikipedia.org/wiki/Aggregate_%28data_warehouse%29"><text:span text:style-name="T3">http://en.wikipedia.org/wiki/Aggregate_%28data_warehouse%29</text:span></text:a></text:p>
                </text:list-item>
              </text:list>
            </text:list-item>
            <text:list-item>
              <text:p text:style-name="P25">Mondrian Documentation,</text:p>
              <text:list>
                <text:list-item>
                  <text:p text:style-name="P23"><text:a xlink:type="simple" xlink:href="http://mondrian.pentaho.com/documentation/aggregate_tables.php"><text:span text:style-name="T3">http://mondrian.pentaho.com/documentation/aggregate_tables.php</text:span></text:a></text:p>
                </text:list-item>
              </text:list>
            </text:list-item>
          </text:list>
        </text:list-item>
        <text:list-item>
          <text:p text:style-name="P17">Hipercubo:</text:p>
          <text:list>
            <text:list-item>
              <text:p text:style-name="P18">OLAP Solutions,</text:p>
              <text:list>
                <text:list-item>
                  <text:p text:style-name="P18">Thinking Clearly in N Dimensions, pag. 74-<text:span text:style-name="T14">92.</text:span></text:p>
                </text:list-item>
                <text:list-item>
                  <text:p text:style-name="P19">Treating All Dimensions Generically, pag. 103.</text:p>
                </text:list-item>
              </text:list>
            </text:list-item>
            <text:list-item>
              <text:p text:style-name="P24"><text:span text:style-name="T4">Wikipedia (en definiciones),</text:span></text:p>
              <text:list>
                <text:list-item>
                  <text:p text:style-name="P24"><text:bookmark text:name="firstHeading"/><text:span text:style-name="T6">Tabla de dimensión, </text:span><text:a xlink:type="simple" xlink:href="http://es.wikipedia.org/wiki/Tabla_de_dimensión"><text:span text:style-name="T7">http://es.wikipedia.org/wiki/Tabla_de_dimensi%C3%B3n</text:span></text:a></text:p>
                </text:list-item>
              </text:list>
            </text:list-item>
          </text:list>
        </text:list-item>
        <text:list-item>
          <text:p text:style-name="P26"><text:span text:style-name="T7">O</text:span><text:span text:style-name="T6">peraciones: …</text:span></text:p>
        </text:list-item>
        <text:list-item>
          <text:p text:style-name="P26"><text:soft-page-break/><text:span text:style-name="T6">ROLAP:</text:span></text:p>
          <text:list>
            <text:list-item>
              <text:p text:style-name="P26"><text:span text:style-name="T6">geekinterview,</text:span></text:p>
              <text:list>
                <text:list-item>
                  <text:p text:style-name="P26"><text:a xlink:type="simple" xlink:href="http://www.geekinterview.com/question_details/271"><text:span text:style-name="T6">http://www.geekinterview.com/question_details/271</text:span></text:a></text:p>
                </text:list-item>
              </text:list>
            </text:list-item>
            <text:list-item>
              <text:p text:style-name="P15"><text:span text:style-name="T6">Data Warehousing OLAP and DM,</text:span></text:p>
              <text:list>
                <text:list-item>
                  <text:p text:style-name="P28"><text:span text:style-name="T6">Tiered Data Warehousing Architectures, pag. 81.</text:span></text:p>
                </text:list-item>
                <text:list-item>
                  <text:p text:style-name="P32"><text:span text:style-name="T6">RDBMSes in Warehousing Architectures, pag. 81 (</text:span><text:span text:style-name="T10">imagen</text:span><text:span text:style-name="T6">).</text:span></text:p>
                </text:list-item>
              </text:list>
            </text:list-item>
            <text:list-item>
              <text:p text:style-name="P29"><text:span text:style-name="T6">Wikipedia </text:span><text:span text:style-name="T8">(en definiciones),</text:span></text:p>
              <text:list>
                <text:list-item>
                  <text:p text:style-name="P29"><text:span text:style-name="T6">ROLAP, </text:span><text:a xlink:type="simple" xlink:href="http://es.wikipedia.org/wiki/ROLAP">http://es.wikipedia.org/wiki/ROLAP</text:a><text:span text:style-name="T6"> </text:span><text:span text:style-name="T8">(ventajas, desventajas)</text:span></text:p>
                </text:list-item>
              </text:list>
            </text:list-item>
          </text:list>
        </text:list-item>
        <text:list-item>
          <text:p text:style-name="P30"><text:span text:style-name="T8">M</text:span><text:span text:style-name="T6">OLAP:</text:span></text:p>
          <text:list>
            <text:list-item>
              <text:p text:style-name="P27"><text:span text:style-name="T6">geekinterview,</text:span></text:p>
              <text:list>
                <text:list-item>
                  <text:p text:style-name="P27"><text:a xlink:type="simple" xlink:href="http://www.geekinterview.com/question_details/271"><text:span text:style-name="T6">http://www.geekinterview.com/question_details/271</text:span></text:a></text:p>
                </text:list-item>
              </text:list>
            </text:list-item>
            <text:list-item>
              <text:p text:style-name="P31"><text:span text:style-name="T9">Wikipedia (en definiciones),</text:span></text:p>
              <text:list>
                <text:list-item>
                  <text:p text:style-name="P31"><text:span text:style-name="T6">MOLAP, </text:span><text:a xlink:type="simple" xlink:href="http://es.wikipedia.org/wiki/MOLAP">http://es.wikipedia.org/wiki/MOLAP</text:a><text:span text:style-name="T6"> (ventajas, desventajas)</text:span></text:p>
                </text:list-item>
              </text:list>
            </text:list-item>
            <text:list-item>
              <text:p text:style-name="P34"><text:span text:style-name="T12">Data Warehousing OLAP and DM,</text:span></text:p>
              <text:list>
                <text:list-item>
                  <text:p text:style-name="P33"><text:span text:style-name="T6">RDBMSes in Warehousing Architectures, pag. 81 (</text:span><text:span text:style-name="T10">imagen</text:span><text:span text:style-name="T6">).</text:span></text:p>
                </text:list-item>
              </text:list>
            </text:list-item>
            <text:list-item>
              <text:p text:style-name="P39"><text:span text:style-name="T6">Hefesto,</text:span></text:p>
              <text:list>
                <text:list-item>
                  <text:p text:style-name="P39"><text:span text:style-name="T6">ROLAP vs MOLAP, pag. 45.</text:span></text:p>
                </text:list-item>
              </text:list>
            </text:list-item>
          </text:list>
        </text:list-item>
        <text:list-item>
          <text:p text:style-name="P22"><text:span text:style-name="T15">MDDB vs RDB:</text:span></text:p>
          <text:list>
            <text:list-item>
              <text:p text:style-name="P35"><text:span text:style-name="T12">Data Warehousing OLAP and DM,</text:span></text:p>
              <text:list>
                <text:list-item>
                  <text:p text:style-name="P37"><text:span text:style-name="T15">ARE THE RELATIONAL DATABASES STILL USED FOR DATA WAREHOUSING?, pag. 79-80.</text:span></text:p>
                </text:list-item>
                <text:list-item>
                  <text:p text:style-name="P38"><text:span text:style-name="T15">Trade-Offs: MDDB vs. RDBMS, pag. 82.</text:span></text:p>
                </text:list-item>
                <text:list-item>
                  <text:p text:style-name="P38"><text:span text:style-name="T15">Tiered Data Warehousing Architectures, pag. 82 (imagen).</text:span></text:p>
                </text:list-item>
              </text:list>
            </text:list-item>
          </text:list>
        </text:list-item>
        <text:list-item>
          <text:p text:style-name="P36"><text:span text:style-name="T6">HOLAP:</text:span></text:p>
          <text:list>
            <text:list-item>
              <text:p text:style-name="P36"><text:span text:style-name="T6">Wikipedia,</text:span></text:p>
              <text:list>
                <text:list-item>
                  <text:p text:style-name="P36"><text:span text:style-name="T6">HOLAP, </text:span><text:a xlink:type="simple" xlink:href="http://es.wikipedia.org/wiki/HOLAP">http://es.wikipedia.org/wiki/HOLAP</text:a></text:p>
                </text:list-item>
                <text:list-item>
                  <text:p text:style-name="P36"><text:span text:style-name="T6">ROLAP, </text:span><text:a xlink:type="simple" xlink:href="http://es.wikipedia.org/wiki/ROLAP">http://es.wikipedia.org/wiki/ROLAP</text:a><text:span text:style-name="T6"> (en </text:span><text:span text:style-name="T11">definiciones</text:span><text:span text:style-name="T6">)</text:span></text:p>
                </text:list-item>
              </text:list>
            </text:list-item>
          </text:list>
        </text:list-item>
        <text:list-item>
          <text:p text:style-name="P40"><text:span text:style-name="T6">Observaciones (solo está en definiciones):</text:span></text:p>
          <text:list>
            <text:list-item>
              <text:p text:style-name="P40"><text:span text:style-name="T6">stackoverflow,</text:span></text:p>
              <text:list>
                <text:list-item>
                  <text:p text:style-name="P40"><text:span text:style-name="T6">http://stackoverflow.com/questions/18916682/data-warehouse-vs-olap-cub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24T21:27:45.318188895</dc:date>
    <meta:editing-duration>PT58M27S</meta:editing-duration>
    <meta:editing-cycles>36</meta:editing-cycles>
    <meta:generator>LibreOffice/4.1.3.2$Linux_X86_64 LibreOffice_project/410m0$Build-2</meta:generator>
    <meta:document-statistic meta:table-count="0" meta:image-count="0" meta:object-count="0" meta:page-count="2" meta:paragraph-count="66" meta:word-count="377" meta:character-count="3045" meta:non-whitespace-character-count="2795"/>
  </office:meta>
</office:document-meta>
</file>